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/>
          <table:table-cell table:style-name="ce1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Barri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ysical</text:p>
          </table:table-cell>
          <table:table-cell/>
          <table:table-cell table:style-name="ce2" office:value-type="percentage" office:value="1.25" calcext:value-type="percentage">
            <text:p>125.00%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33" calcext:value-type="percentage">
            <text:p>33.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ege</text:p>
          </table:table-cell>
          <table:table-cell/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1.25" calcext:value-type="percentage">
            <text:p>125.00%</text:p>
          </table:table-cell>
          <table:table-cell table:style-name="ce2" office:value-type="percentage" office:value="1.5" calcext:value-type="percentage">
            <text:p>150.00%</text:p>
          </table:table-cell>
          <table:table-cell table:style-name="ce2" office:value-type="percentage" office:value="0.33" calcext:value-type="percentage">
            <text:p>33.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/>
          <table:table-cell table:number-columns-repeated="2" table:style-name="ce2" office:value-type="percentage" office:value="1" calcext:value-type="percentage">
            <text:p>100.00%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08:18:06.225000000</meta:creation-date>
    <dc:date>2020-06-04T12:14:57.159000000</dc:date>
    <meta:editing-duration>PT3H26M10S</meta:editing-duration>
    <meta:editing-cycles>1</meta:editing-cycles>
    <meta:document-statistic meta:table-count="1" meta:cell-count="19" meta:object-count="0"/>
    <meta:generator>LibreOffice/6.2.2.2$Windows_X86_64 LibreOffice_project/2b840030fec2aae0fd2658d8d4f9548af4e3518d</meta:generator>
  </office:meta>
</office:document-meta>
</file>